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564c0"/>
    </style:style>
    <style:style style:name="P3" style:family="paragraph" style:parent-style-name="Standard">
      <style:text-properties fo:font-size="11pt" officeooo:paragraph-rsid="000bde0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0.8000001907349pt" officeooo:paragraph-rsid="000564c0" style:font-size-asian="10.8000001907349pt" style:font-size-complex="10.8000001907349pt"/>
    </style:style>
    <style:style style:name="P5" style:family="paragraph" style:parent-style-name="Standard">
      <style:paragraph-properties fo:text-align="justify" style:justify-single-word="false"/>
      <style:text-properties fo:font-size="10.8000001907349pt" officeooo:paragraph-rsid="0006482d" style:font-size-asian="10.8000001907349pt" style:font-size-complex="10.8000001907349pt"/>
    </style:style>
    <style:style style:name="P6" style:family="paragraph" style:parent-style-name="Standard">
      <style:paragraph-properties fo:text-align="justify" style:justify-single-word="false"/>
      <style:text-properties fo:font-size="10.8000001907349pt" officeooo:paragraph-rsid="0007a151" style:font-size-asian="10.8000001907349pt" style:font-size-complex="10.8000001907349pt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fo:font-weight="bold" officeooo:rsid="000550aa" style:font-weight-asian="bold" style:font-weight-complex="bold"/>
    </style:style>
    <style:style style:name="T3" style:family="text">
      <style:text-properties fo:color="#c9211e" loext:opacity="100%" fo:font-size="11pt" fo:font-weight="bold" officeooo:rsid="000550aa" style:font-size-asian="11pt" style:font-weight-asian="bold" style:font-size-complex="11pt" style:font-weight-complex="bold"/>
    </style:style>
    <style:style style:name="T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c9211e" loext:opacity="100%" style:text-underline-style="solid" style:text-underline-width="auto" style:text-underline-color="font-color" fo:font-weight="bold" officeooo:rsid="000550aa" style:font-weight-asian="bold" style:font-weight-complex="bold"/>
    </style:style>
    <style:style style:name="T6" style:family="text">
      <style:text-properties fo:color="#c9211e" loext:opacity="100%" fo:font-size="10.5pt" fo:font-weight="bold" officeooo:rsid="000550aa" style:font-size-asian="10.5pt" style:font-weight-asian="bold" style:font-size-complex="10.5pt" style:font-weight-complex="bold"/>
    </style:style>
    <style:style style:name="T7" style:family="text">
      <style:text-properties fo:color="#c9211e" loext:opacity="100%" fo:font-size="10.8000001907349pt" fo:font-weight="bold" officeooo:rsid="000550aa" style:font-size-asian="10.8000001907349pt" style:font-weight-asian="bold" style:font-size-complex="10.8000001907349pt" style:font-weight-complex="bold"/>
    </style:style>
    <style:style style:name="T8" style:family="text">
      <style:text-properties fo:font-weight="bold" officeooo:rsid="0007a151" style:font-weight-asian="bold" style:font-weight-complex="bold"/>
    </style:style>
    <style:style style:name="T9" style:family="text">
      <style:text-properties fo:color="#000000" loext:opacity="100%" fo:font-size="11pt" fo:font-weight="normal" officeooo:rsid="000550aa" style:font-size-asian="9.60000038146973pt" style:font-weight-asian="normal" style:font-size-complex="11pt" style:font-weight-complex="normal"/>
    </style:style>
    <style:style style:name="T10" style:family="text">
      <style:text-properties fo:color="#000000" loext:opacity="100%" fo:font-size="11pt" fo:font-weight="normal" officeooo:rsid="000564c0" style:font-size-asian="9.60000038146973pt" style:font-weight-asian="normal" style:font-size-complex="11pt" style:font-weight-complex="normal"/>
    </style:style>
    <style:style style:name="T11" style:family="text">
      <style:text-properties fo:color="#000000" loext:opacity="100%" fo:font-size="11pt" fo:font-weight="normal" officeooo:rsid="0006482d" style:font-size-asian="9.60000038146973pt" style:font-weight-asian="normal" style:font-size-complex="11pt" style:font-weight-complex="normal"/>
    </style:style>
    <style:style style:name="T12" style:family="text">
      <style:text-properties fo:color="#000000" loext:opacity="100%" fo:font-size="11pt" fo:font-weight="normal" officeooo:rsid="000550aa" style:font-size-asian="11pt" style:font-weight-asian="normal" style:font-size-complex="11pt" style:font-weight-complex="normal"/>
    </style:style>
    <style:style style:name="T13" style:family="text">
      <style:text-properties fo:color="#000000" loext:opacity="100%" fo:font-size="11pt" fo:font-weight="bold" officeooo:rsid="000550aa" style:font-size-asian="9.60000038146973pt" style:font-weight-asian="bold" style:font-size-complex="11pt" style:font-weight-complex="bold"/>
    </style:style>
    <style:style style:name="T14" style:family="text">
      <style:text-properties fo:color="#000000" loext:opacity="100%" fo:font-size="11pt" fo:font-weight="bold" officeooo:rsid="0006482d" style:font-size-asian="9.60000038146973pt" style:font-weight-asian="bold" style:font-size-complex="11pt" style:font-weight-complex="bold"/>
    </style:style>
    <style:style style:name="T15" style:family="text">
      <style:text-properties fo:color="#000000" loext:opacity="100%" fo:font-size="10pt" fo:font-weight="normal" officeooo:rsid="000550aa" style:font-size-asian="10pt" style:font-weight-asian="normal" style:font-size-complex="10pt" style:font-weight-complex="normal"/>
    </style:style>
    <style:style style:name="T16" style:family="text">
      <style:text-properties fo:color="#000000" loext:opacity="100%" fo:font-weight="normal" officeooo:rsid="000550aa" style:font-weight-asian="normal" style:font-weight-complex="normal"/>
    </style:style>
    <style:style style:name="T17" style:family="text">
      <style:text-properties fo:color="#000000" loext:opacity="100%" fo:font-weight="normal" officeooo:rsid="000564c0" style:font-weight-asian="normal" style:font-weight-complex="normal"/>
    </style:style>
    <style:style style:name="T18" style:family="text">
      <style:text-properties fo:color="#000000" loext:opacity="100%" fo:font-weight="normal" officeooo:rsid="000bde07" style:font-weight-asian="normal" style:font-weight-complex="normal"/>
    </style:style>
    <style:style style:name="T19" style:family="text">
      <style:text-properties fo:color="#000000" loext:opacity="100%" fo:font-size="10.5pt" fo:font-weight="normal" officeooo:rsid="000550aa" style:font-size-asian="10.5pt" style:font-weight-asian="normal" style:font-size-complex="10.5pt" style:font-weight-complex="normal"/>
    </style:style>
    <style:style style:name="T20" style:family="text">
      <style:text-properties fo:color="#000000" loext:opacity="100%" fo:font-weight="bold" officeooo:rsid="000550aa" style:font-weight-asian="bold" style:font-weight-complex="bold"/>
    </style:style>
    <style:style style:name="T21" style:family="text">
      <style:text-properties fo:color="#000000" loext:opacity="100%" fo:font-weight="bold" officeooo:rsid="0006482d" style:font-weight-asian="bold" style:font-weight-complex="bold"/>
    </style:style>
    <style:style style:name="T22" style:family="text">
      <style:text-properties fo:color="#000000" loext:opacity="100%" fo:font-weight="bold" officeooo:rsid="000bde07" style:font-weight-asian="bold" style:font-weight-complex="bold"/>
    </style:style>
    <style:style style:name="T23" style:family="text">
      <style:text-properties fo:color="#000000" loext:opacity="100%" fo:font-size="10.8000001907349pt" fo:font-weight="normal" officeooo:rsid="000550aa" style:font-size-asian="10.8000001907349pt" style:font-weight-asian="normal" style:font-size-complex="10.8000001907349pt" style:font-weight-complex="normal"/>
    </style:style>
    <style:style style:name="T24" style:family="text">
      <style:text-properties fo:color="#000000" loext:opacity="100%" fo:font-size="10.6000003814697pt" fo:font-weight="normal" officeooo:rsid="000550aa" style:font-size-asian="10.6000003814697pt" style:font-weight-asian="normal" style:font-size-complex="10.6000003814697pt" style:font-weight-complex="normal"/>
    </style:style>
    <style:style style:name="T25" style:family="text">
      <style:text-properties fo:color="#000000" loext:opacity="100%" fo:font-size="10.6000003814697pt" fo:font-weight="normal" officeooo:rsid="000bde07" style:font-size-asian="10.6000003814697pt" style:font-weight-asian="normal" style:font-size-complex="10.6000003814697pt" style:font-weight-complex="normal"/>
    </style:style>
    <style:style style:name="T26" style:family="text">
      <style:text-properties fo:color="#000000" loext:opacity="100%" fo:font-size="10.6000003814697pt" fo:font-weight="bold" officeooo:rsid="000bde07" style:font-size-asian="10.6000003814697pt" style:font-weight-asian="bold" style:font-size-complex="10.6000003814697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07a151"/>
    </style:style>
    <style:style style:name="T29" style:family="text">
      <style:text-properties officeooo:rsid="0009e7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8"/></text:p>
      <text:p text:style-name="P3"><text:span text:style-name="T8">Group Number:</text:span><text:span text:style-name="T28"> </text:span><text:span text:style-name="T8">G14 <text:s/></text:span><text:span text:style-name="T22">MS Teams Group link: </text:span><text:a xlink:type="simple" xlink:href="https://shorturl.at/qsHR5" text:style-name="Internet_20_link" text:visited-style-name="Visited_20_Internet_20_Link"><text:span text:style-name="T18">https://shorturl.at/qsHR5</text:span></text:a></text:p>
      <text:p text:style-name="P3"><text:span text:style-name="T18"/></text:p>
      <text:p text:style-name="P1"><text:s text:c="52"/><text:span text:style-name="T27"><text:s/></text:span><text:span text:style-name="T4">-</text:span><text:span text:style-name="T5">WEEKLY MEETNG NOTES-</text:span></text:p>
      <text:p text:style-name="P1"><text:span text:style-name="T2"/></text:p>
      <text:p text:style-name="P2"><text:span text:style-name="T2"><text:s text:c="7"/></text:span><text:span text:style-name="T7"><text:s text:c="10"/></text:span><text:span text:style-name="T23">Our aim is to stay in contact with the Industrial Design students about the interfaces constantly</text:span></text:p>
      <text:p text:style-name="P4"><text:span text:style-name="T16"/></text:p>
      <text:p text:style-name="P4"><text:span text:style-name="T16"><text:s/>and create the </text:span><text:span text:style-name="T17">i</text:span><text:span text:style-name="T16">n a way that will satisfy both parties. The main goal is to balance both design and usability.</text:span></text:p>
      <text:p text:style-name="P4"><text:span text:style-name="T16"/></text:p>
      <text:p text:style-name="P4"><text:span text:style-name="T16"><text:s text:c="19"/></text:span><text:span text:style-name="T20"><text:s/>• WEEK 1</text:span><text:span text:style-name="T16">:</text:span></text:p>
      <text:p text:style-name="P4"><text:span text:style-name="T16"><text:s text:c="33"/></text:span></text:p>
      <text:p text:style-name="P5"><text:span text:style-name="T16"><text:s text:c="24"/>Industrial design and computer engineering teams have met, the ideas for what could be done </text:span></text:p>
      <text:p text:style-name="P5"><text:span text:style-name="T16"/></text:p>
      <text:p text:style-name="P5"><text:span text:style-name="T16"><text:s text:c="24"/>were exchanged for the machines, suitable interfaces, features, and functions have been <text:s text:c="20"/></text:span></text:p>
      <text:p text:style-name="P5"><text:span text:style-name="T16"><text:s text:c="22"/></text:span></text:p>
      <text:p text:style-name="P5"><text:span text:style-name="T16"><text:s text:c="24"/>discussed. <text:s/></text:span></text:p>
      <text:p text:style-name="P5"><text:span text:style-name="T16"/></text:p>
      <text:p text:style-name="P5"><text:span text:style-name="T16"><text:s text:c="24"/>Responsible Person: All Team Members.</text:span></text:p>
      <text:p text:style-name="P5"><text:span text:style-name="T16"><text:s text:c="19"/></text:span></text:p>
      <text:p text:style-name="P5"><text:span text:style-name="T16"><text:s text:c="20"/></text:span><text:span text:style-name="T20">• WEEK 2:</text:span></text:p>
      <text:p text:style-name="P5"><text:span text:style-name="T16"/></text:p>
      <text:p text:style-name="P6"><text:span text:style-name="T16"><text:s text:c="26"/>The whole team came together and discussed the functional and UI of the devices and <text:s text:c="15"/></text:span></text:p>
      <text:p text:style-name="P6"><text:span text:style-name="T16"/></text:p>
      <text:p text:style-name="P6"><text:span text:style-name="T16"><text:s text:c="26"/>prepared simple prototypes.</text:span></text:p>
      <text:p text:style-name="P6"><text:span text:style-name="T16"><text:s text:c="26"/></text:span></text:p>
      <text:p text:style-name="P6"><text:span text:style-name="T16"><text:s text:c="26"/>Responsible Person: All Team Members.</text:span></text:p>
      <text:p text:style-name="P5"><text:span text:style-name="T16"/></text:p>
      <text:p text:style-name="P5"><text:span text:style-name="T16"><text:s text:c="19"/></text:span><text:span text:style-name="T20"><text:s/>• WEEK </text:span><text:span text:style-name="T21">3</text:span><text:span text:style-name="T20">:</text:span></text:p>
      <text:p text:style-name="P5"><text:span text:style-name="T16"><text:s text:c="25"/></text:span></text:p>
      <text:p text:style-name="P6"><text:span text:style-name="T16"><text:s text:c="26"/>Task distribution was made within the computer engineering group and UIs were started to</text:span></text:p>
      <text:p text:style-name="P6"><text:span text:style-name="T16"/></text:p>
      <text:p text:style-name="P6"><text:span text:style-name="T16"><text:s text:c="26"/>be processed in the electronic environment (Figma)</text:span></text:p>
      <text:p text:style-name="P6"><text:span text:style-name="T16"><text:s text:c="26"/></text:span></text:p>
      <text:p text:style-name="P6"><text:span text:style-name="T16"><text:s text:c="26"/>Responsible Person: CENG Students.</text:span></text:p>
      <text:p text:style-name="P5"><text:span text:style-name="T16"/></text:p>
      <text:p text:style-name="P5"><text:span text:style-name="T16"><text:s text:c="19"/></text:span><text:span text:style-name="T20"><text:s/>• WEEK 4:</text:span></text:p>
      <text:p text:style-name="P5"><text:span text:style-name="T16"><text:s text:c="26"/></text:span></text:p>
      <text:p text:style-name="P6"><text:span text:style-name="T16"><text:s text:c="27"/>The UIs were completed and a short presentation was given to industrial design students </text:span></text:p>
      <text:p text:style-name="P6"><text:span text:style-name="T16"/></text:p>
      <text:p text:style-name="P6"><text:span text:style-name="T16"><text:s text:c="27"/>and feed-back was received. </text:span></text:p>
      <text:p text:style-name="P6"><text:span text:style-name="T16"><text:s text:c="24"/></text:span></text:p>
      <text:p text:style-name="P6"><text:span text:style-name="T16"><text:s text:c="27"/>Responsible Person: All Team Members.</text:span></text:p>
      <text:p text:style-name="P5"><text:span text:style-name="T16"><text:s text:c="30"/></text:span></text:p>
      <text:p text:style-name="P5"><text:span text:style-name="T16"><text:s text:c="20"/></text:span><text:span text:style-name="T20">• WEEK 5:</text:span></text:p>
      <text:p text:style-name="P5"><text:span text:style-name="T16"><text:s text:c="27"/></text:span></text:p>
      <text:p text:style-name="P6"><text:span text:style-name="T16"><text:s text:c="29"/>According to the feedback received by industrial design students, some improvements and </text:span></text:p>
      <text:p text:style-name="P6"><text:span text:style-name="T16"/></text:p>
      <text:p text:style-name="P6"><text:span text:style-name="T16"><text:s text:c="29"/>changes were made to the Uis.</text:span></text:p>
      <text:p text:style-name="P6"><text:span text:style-name="T16"/></text:p>
      <text:p text:style-name="P6"><text:span text:style-name="T16"><text:s text:c="29"/>Responsible Person: CENG Students.</text:span></text:p>
      <text:p text:style-name="P5"><text:span text:style-name="T16"><text:s text:c="31"/></text:span></text:p>
      <text:p text:style-name="P6"><text:span text:style-name="T16"><text:s text:c="20"/></text:span><text:span text:style-name="T20">• WEEK 6:</text:span></text:p>
      <text:p text:style-name="P6"><text:span text:style-name="T16"/></text:p>
      <text:p text:style-name="P6"><text:span text:style-name="T16"><text:s text:c="29"/>The user interfaces were made animated in the figma tool, the report was written and final <text:s text:c="18"/></text:span></text:p>
      <text:p text:style-name="P6"><text:span text:style-name="T16"/></text:p>
      <text:p text:style-name="P6"><text:span text:style-name="T16"><text:s text:c="29"/>revisions were made.</text:span></text:p>
      <text:p text:style-name="P6"><text:span text:style-name="T16"><text:s text:c="30"/></text:span></text:p>
      <text:p text:style-name="P6"><text:span text:style-name="T16"><text:s text:c="29"/>Responsible Person: CENG Stude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1:50:50.874580740</meta:creation-date>
    <dc:date>2023-06-21T13:03:56.854460797</dc:date>
    <meta:editing-duration>PT21M4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1" meta:word-count="215" meta:character-count="2415" meta:non-whitespace-character-count="1149"/>
  </office:meta>
</office:document-meta>
</file>